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d28f" officeooo:paragraph-rsid="0016d28f"/>
    </style:style>
    <style:style style:name="P2" style:family="paragraph" style:parent-style-name="Standard">
      <style:text-properties officeooo:rsid="0016d28f" officeooo:paragraph-rsid="0016d28f"/>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In dapibus finibus vulputate. Fusce eget tellus eu odio lobortis aliquet sed ut orci. Donec blandit egestas purus, posuere congue augue ultricies in. Vestibulum finibus ante a tellus consequat tincidunt. Duis sed nibh mi. Fusce dapibus rhoncus ullamcorper. Donec eget ligula dui. Duis fringilla est eu libero vestibulum, et pulvinar nibh ultrices. Nulla suscipit magna at convallis rhoncus. Aenean eget orci quis massa mattis ullamcorper. </text:p>
      <text:section text:style-name="Sect1" text:name="lipsum">
        <text:p text:style-name="Text_20_body">In tincidunt, erat at congue gravida, felis libero pretium ipsum, non vestibulum ante dolor ut purus. Cras sapien magna, fringilla ut nisi vel, mollis egestas dolor. Quisque id ultricies dui. Nam ut luctus nisl. Phasellus molestie magna ac lectus egestas commodo. Proin ligula erat, volutpat vel feugiat sit amet, hendrerit nec ligula. Mauris suscipit ornare dolor, feugiat lobortis turpis ullamcorper eu. Ut tincidunt, tortor non tristique iaculis, nisl eros auctor quam, at venenatis ante lacus id tortor. Vestibulum eu tempus justo. </text:p>
        <text:p text:style-name="Text_20_body">Phasellus eros nisi, venenatis eget metus non, volutpat vehicula nibh. Aliquam ac quam molestie arcu aliquam mollis. Praesent nec egestas ante. Donec efficitur tempor suscipit. Aenean ante eros, sagittis at commodo sed, molestie id nunc. Vestibulum et aliquam orci. Curabitur ut facilisis dui. Ut id nulla nec ex vehicula convallis. Suspendisse quis scelerisque velit, eu porttitor tellus. Ut commodo mauris leo, ut tincidunt odio tempus et. Nullam blandit elit vel tellus malesuada hendrerit. Sed sit amet massa nec nibh fringilla ultricies. </text:p>
        <text:p text:style-name="Text_20_body">Nulla nulla erat, tristique lacinia sagittis nec, hendrerit nec eros. Pellentesque sed porta est. Maecenas viverra luctus enim, vel pretium nulla iaculis nec. Phasellus accumsan, ligula sed feugiat sollicitudin, enim ex mattis sapien, at pretium quam mi ac velit. Phasellus dapibus non nisl a hendrerit. Nunc ac congue velit. Mauris condimentum elit ut erat suscipit, eu fermentum nibh volutpat. Aenean tincidunt porta justo, quis dictum ex dapibus nec. Aenean at nisi non arcu rutrum aliquam vel eget massa. </text:p>
        <text:p text:style-name="Text_20_body">In fermentum elit quis tellus efficitur scelerisque. Proin lacinia mattis fringilla. Donec eu scelerisque sem, et posuere quam. Interdum et malesuada fames ac ante ipsum primis in faucibus. Quisque et lacus mauris. Ut a scelerisque tortor. Morbi viverra varius massa id pulvinar. Etiam venenatis massa metus, sed commodo augue faucibus ut. Nulla gravida ex faucibus dolor tempor, non laoreet arcu hendrerit. Quisque suscipit lorem eu lobortis imperdiet. Fusce tempus, velit nec dictum dapibus, risus justo vestibulum dolor, nec luctus eros justo eu justo. Aenean non lorem nec tellus dapibus condimentum. Sed vitae tincidunt nunc, ac dictum massa. Sed in interdum felis, sit amet eleifend neque. Nam sit amet lacus tellus. </text:p>
      </text:section>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10:23:24.399121134</meta:creation-date>
    <dc:date>2022-02-10T10:24:43.175383088</dc:date>
    <meta:editing-duration>PT1M21S</meta:editing-duration>
    <meta:editing-cycles>1</meta:editing-cycles>
    <meta:document-statistic meta:table-count="0" meta:image-count="0" meta:object-count="0" meta:page-count="1" meta:paragraph-count="5" meta:word-count="423" meta:character-count="2807" meta:non-whitespace-character-count="2384"/>
    <meta:generator>LibreOffice/7.1.7.2$Linux_X86_64 LibreOffice_project/10$Build-2</meta:generator>
  </office:meta>
</office:document-meta>
</file>